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cb53" officeooo:paragraph-rsid="0000cb53"/>
    </style:style>
    <style:style style:name="P2" style:family="paragraph" style:parent-style-name="Standard">
      <style:text-properties fo:font-weight="bold" officeooo:rsid="000cd1ce" officeooo:paragraph-rsid="000cd1ce" style:font-weight-asian="bold" style:font-weight-complex="bold"/>
    </style:style>
    <style:style style:name="P3" style:family="paragraph" style:parent-style-name="Standard">
      <style:text-properties fo:font-weight="bold" officeooo:rsid="000d89f0" officeooo:paragraph-rsid="000d89f0" style:font-weight-asian="bold" style:font-weight-complex="bold"/>
    </style:style>
    <style:style style:name="P4" style:family="paragraph" style:parent-style-name="Standard">
      <style:text-properties fo:font-weight="bold" officeooo:rsid="00100781" officeooo:paragraph-rsid="00100781" style:font-weight-asian="bold" style:font-weight-complex="bold"/>
    </style:style>
    <style:style style:name="P5" style:family="paragraph" style:parent-style-name="Standard">
      <style:text-properties fo:font-weight="bold" officeooo:rsid="001131f0" officeooo:paragraph-rsid="001131f0" style:font-weight-asian="bold" style:font-weight-complex="bold"/>
    </style:style>
    <style:style style:name="P6" style:family="paragraph" style:parent-style-name="Standard">
      <style:text-properties fo:font-weight="bold" officeooo:rsid="0011e427" officeooo:paragraph-rsid="0011e427" style:font-weight-asian="bold" style:font-weight-complex="bold"/>
    </style:style>
    <style:style style:name="P7" style:family="paragraph" style:parent-style-name="Standard">
      <style:text-properties fo:font-weight="bold" officeooo:rsid="00127a46" officeooo:paragraph-rsid="00127a46" style:font-weight-asian="bold" style:font-weight-complex="bold"/>
    </style:style>
    <style:style style:name="P8" style:family="paragraph" style:parent-style-name="Standard">
      <style:text-properties officeooo:rsid="000ada0d" officeooo:paragraph-rsid="000ada0d"/>
    </style:style>
    <style:style style:name="P9" style:family="paragraph" style:parent-style-name="Standard">
      <style:text-properties style:text-underline-style="none" officeooo:rsid="000ada0d" officeooo:paragraph-rsid="0009f345"/>
    </style:style>
    <style:style style:name="P10" style:family="paragraph" style:parent-style-name="Standard">
      <style:text-properties style:text-underline-style="none" fo:font-weight="normal" officeooo:rsid="000ada0d" officeooo:paragraph-rsid="000ada0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d1ce" officeooo:paragraph-rsid="000cd1c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d89f0" officeooo:paragraph-rsid="000d89f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00781" officeooo:paragraph-rsid="0010078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131f0" officeooo:paragraph-rsid="001131f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27a46" officeooo:paragraph-rsid="0011e42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27a46" officeooo:paragraph-rsid="00127a46" style:font-weight-asian="normal" style:font-weight-complex="normal"/>
    </style:style>
    <style:style style:name="P17" style:family="paragraph" style:parent-style-name="Standard">
      <style:text-properties officeooo:rsid="0009f345" officeooo:paragraph-rsid="0009f345"/>
    </style:style>
    <style:style style:name="P18" style:family="paragraph" style:parent-style-name="Standard">
      <style:text-properties style:text-underline-style="solid" style:text-underline-width="auto" style:text-underline-color="font-color" officeooo:rsid="000acf70" officeooo:paragraph-rsid="000acf70"/>
    </style:style>
    <style:style style:name="P19" style:family="paragraph" style:parent-style-name="Standard">
      <style:text-properties style:text-underline-style="solid" style:text-underline-width="auto" style:text-underline-color="font-color" officeooo:rsid="000c9c8e" officeooo:paragraph-rsid="000c9c8e"/>
    </style:style>
    <style:style style:name="P20" style:family="paragraph" style:parent-style-name="Standard">
      <style:text-properties style:text-underline-style="solid" style:text-underline-width="auto" style:text-underline-color="font-color" officeooo:rsid="000eaf88" officeooo:paragraph-rsid="000eaf88"/>
    </style:style>
    <style:style style:name="P21" style:family="paragraph" style:parent-style-name="Standard">
      <style:text-properties style:text-underline-style="solid" style:text-underline-width="auto" style:text-underline-color="font-color" officeooo:rsid="00102d0f" officeooo:paragraph-rsid="00102d0f"/>
    </style:style>
    <style:style style:name="P22" style:family="paragraph" style:parent-style-name="Standard">
      <style:text-properties style:text-underline-style="solid" style:text-underline-width="auto" style:text-underline-color="font-color" officeooo:rsid="00117049" officeooo:paragraph-rsid="00117049"/>
    </style:style>
    <style:style style:name="P23" style:family="paragraph" style:parent-style-name="Standard">
      <style:text-properties style:text-underline-style="solid" style:text-underline-width="auto" style:text-underline-color="font-color" officeooo:rsid="001354c0" officeooo:paragraph-rsid="001354c0"/>
    </style:style>
    <style:style style:name="P24" style:family="paragraph" style:parent-style-name="Standard">
      <style:text-properties style:text-underline-style="solid" style:text-underline-width="auto" style:text-underline-color="font-color" officeooo:rsid="001511a9" officeooo:paragraph-rsid="001511a9"/>
    </style:style>
    <style:style style:name="P25" style:family="paragraph" style:parent-style-name="Standard">
      <style:text-properties officeooo:rsid="00027f9c" officeooo:paragraph-rsid="00027f9c"/>
    </style:style>
    <style:style style:name="P26" style:family="paragraph" style:parent-style-name="Standard">
      <style:text-properties officeooo:rsid="0002a0bf" officeooo:paragraph-rsid="0002a0bf"/>
    </style:style>
    <style:style style:name="P27" style:family="paragraph" style:parent-style-name="Standard" style:list-style-name="L1">
      <style:text-properties style:text-underline-style="none" fo:font-weight="normal" officeooo:rsid="000d89f0" officeooo:paragraph-rsid="000d89f0" style:font-weight-asian="normal" style:font-weight-complex="normal"/>
    </style:style>
    <style:style style:name="P28" style:family="paragraph" style:parent-style-name="Standard" style:list-style-name="L2">
      <style:text-properties style:text-underline-style="none" fo:font-weight="normal" officeooo:rsid="0004551e" officeooo:paragraph-rsid="0004551e" style:font-weight-asian="normal" style:font-weight-complex="normal"/>
    </style:style>
    <style:style style:name="P29" style:family="paragraph" style:parent-style-name="Standard" style:list-style-name="L2">
      <style:text-properties style:text-underline-style="none" fo:font-weight="normal" officeooo:rsid="00087aaf" officeooo:paragraph-rsid="00087aaf" style:font-weight-asian="normal" style:font-weight-complex="normal"/>
    </style:style>
    <style:style style:name="P30" style:family="paragraph" style:parent-style-name="Standard" style:list-style-name="L2">
      <style:text-properties style:text-underline-style="none" fo:font-weight="normal" officeooo:rsid="000a75c2" officeooo:paragraph-rsid="000a75c2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a75c2" officeooo:paragraph-rsid="000a75c2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acf70" officeooo:paragraph-rsid="000acf70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0eaec0" officeooo:paragraph-rsid="000c9c8e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0eaf88" officeooo:paragraph-rsid="000eaf88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02d0f" officeooo:paragraph-rsid="00102d0f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17049" officeooo:paragraph-rsid="00117049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354c0" officeooo:paragraph-rsid="001354c0" style:font-weight-asian="normal" style:font-weight-complex="normal"/>
    </style:style>
    <style:style style:name="P38" style:family="paragraph" style:parent-style-name="Standard" style:list-style-name="L2">
      <style:text-properties style:text-underline-style="none" officeooo:rsid="00062a21" officeooo:paragraph-rsid="00062a21"/>
    </style:style>
    <style:style style:name="P39" style:family="paragraph" style:parent-style-name="Standard">
      <style:text-properties fo:font-weight="bold" officeooo:rsid="0014007e" officeooo:paragraph-rsid="0014007e" style:font-weight-asian="bold" style:font-weight-complex="bold"/>
    </style:style>
    <style:style style:name="P40" style:family="paragraph" style:parent-style-name="Standard">
      <style:text-properties fo:font-weight="bold" officeooo:rsid="000143d1" officeooo:paragraph-rsid="0014007e" style:font-weight-asian="bold" style:font-weight-complex="bold"/>
    </style:style>
    <style:style style:name="P41" style:family="paragraph" style:parent-style-name="Standard">
      <style:text-properties fo:font-weight="normal" officeooo:rsid="000143d1" officeooo:paragraph-rsid="000143d1" style:font-weight-asian="normal" style:font-weight-complex="normal"/>
    </style:style>
    <style:style style:name="P42" style:family="paragraph" style:parent-style-name="Standard">
      <style:text-properties fo:font-weight="normal" officeooo:rsid="00027f9c" officeooo:paragraph-rsid="00027f9c" style:font-weight-asian="normal" style:font-weight-complex="normal"/>
    </style:style>
    <style:style style:name="P43" style:family="paragraph" style:parent-style-name="Standard" style:list-style-name="L2">
      <style:text-properties style:text-underline-style="solid" style:text-underline-width="auto" style:text-underline-color="font-color" officeooo:rsid="0004551e" officeooo:paragraph-rsid="0004551e"/>
    </style:style>
    <style:style style:name="P44" style:family="paragraph" style:parent-style-name="Standard" style:list-style-name="L2">
      <style:text-properties style:text-underline-style="solid" style:text-underline-width="auto" style:text-underline-color="font-color" officeooo:rsid="00062a21" officeooo:paragraph-rsid="00062a21"/>
    </style:style>
    <style:style style:name="P45" style:family="paragraph" style:parent-style-name="Standard" style:list-style-name="L2">
      <style:text-properties style:text-underline-style="solid" style:text-underline-width="auto" style:text-underline-color="font-color" officeooo:rsid="0008006e" officeooo:paragraph-rsid="0008006e"/>
    </style:style>
    <style:style style:name="P46" style:family="paragraph" style:parent-style-name="Standard" style:list-style-name="L2">
      <style:text-properties style:text-underline-style="solid" style:text-underline-width="auto" style:text-underline-color="font-color" officeooo:rsid="00087aaf" officeooo:paragraph-rsid="00087aaf"/>
    </style:style>
    <style:style style:name="P47" style:family="paragraph" style:parent-style-name="Standard">
      <style:text-properties style:text-underline-style="solid" style:text-underline-width="auto" style:text-underline-color="font-color" officeooo:rsid="00168d5d" officeooo:paragraph-rsid="00168d5d"/>
    </style:style>
    <style:style style:name="P48" style:family="paragraph" style:parent-style-name="Standard">
      <style:text-properties fo:font-style="normal" style:text-underline-style="none" fo:font-weight="normal" officeooo:rsid="001511a9" officeooo:paragraph-rsid="001511a9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58e9" style:font-weight-asian="normal" style:font-weight-complex="normal"/>
    </style:style>
    <style:style style:name="T4" style:family="text">
      <style:text-properties style:text-underline-style="none" fo:font-weight="normal" officeooo:rsid="000e0212" style:font-weight-asian="normal" style:font-weight-complex="normal"/>
    </style:style>
    <style:style style:name="T5" style:family="text">
      <style:text-properties style:text-underline-style="none" fo:font-weight="normal" officeooo:rsid="000eaec0" style:font-weight-asian="normal" style:font-weight-complex="normal"/>
    </style:style>
    <style:style style:name="T6" style:family="text">
      <style:text-properties style:text-underline-style="none" officeooo:rsid="000a7e4a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0e0212" style:font-weight-asian="bold" style:font-weight-complex="bold"/>
    </style:style>
    <style:style style:name="T9" style:family="text">
      <style:text-properties officeooo:rsid="000a7e4a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87aaf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F: o Código de Defesa do Consumidor alcança as instituições financeiras. <text:span text:style-name="T9">Ademais, aplica-se também aos casos de indenização por danos morais e materiais por </text:span><text:span text:style-name="T6">má prestação de serviço em transporte aéreo.</text:span></text:p>
      <text:p text:style-name="P9"/>
      <text:p text:style-name="P8"><text:span text:style-name="T1">STF, SV 28: é </text:span><text:span text:style-name="T7">inconstitucional</text:span><text:span text:style-name="T2"> a exigência de depósito prévio como requisito de admissibilidade de ação judicial na qual se pretenda discutir a exigibilidade de crédito tributário.</text:span></text:p>
      <text:p text:style-name="P10"/>
      <text:p text:style-name="P2"><text:span text:style-name="T1">Duplo grau de jurisdição</text:span><text:span text:style-name="T2"> → </text:span><text:span text:style-name="T1">não</text:span><text:span text:style-name="T2"> há previsão na CF, mas sim na Conveção Americana de Direitos Humanos.</text:span></text:p>
      <text:p text:style-name="P11"/>
      <text:p text:style-name="P3"><text:span text:style-name="T2">STF: </text:span><text:span text:style-name="T1">não</text:span><text:span text:style-name="T2"> cabe invocar direito adquirido </text:span><text:span text:style-name="T3">frente a</text:span><text:span text:style-name="T2">:</text:span></text:p>
      <text:list xml:id="list3144301767" text:style-name="L1">
        <text:list-item>
          <text:p text:style-name="P27">normas constitucionais originárias;</text:p>
        </text:list-item>
        <text:list-item>
          <text:p text:style-name="P27">mudança do padrão da moeda;</text:p>
        </text:list-item>
        <text:list-item>
          <text:p text:style-name="P27">criação ou aumento de tributos;</text:p>
        </text:list-item>
        <text:list-item>
          <text:p text:style-name="P27">mudança de regime estatutário.</text:p>
        </text:list-item>
      </text:list>
      <text:p text:style-name="P12"/>
      <text:p text:style-name="P4"><text:span text:style-name="T2">STF: a competência do </text:span><text:span text:style-name="T1">tribunal do júri</text:span><text:span text:style-name="T2"> </text:span><text:span text:style-name="T1">não</text:span><text:span text:style-name="T2"> pode ser afastada por lei estadual nem usurpada por vara criminal especializada, sendo </text:span><text:span text:style-name="T1">vedada</text:span><text:span text:style-name="T2"> a alteração da forma de sua composição, que deve ser definida em lei </text:span><text:span text:style-name="T1">nacional</text:span><text:span text:style-name="T2">.</text:span></text:p>
      <text:p text:style-name="P13"/>
      <text:p text:style-name="P5"><text:span text:style-name="T2">STF: a competência para o processo e julgamento de </text:span><text:span text:style-name="T1">latrocínio</text:span><text:span text:style-name="T2"> é do </text:span><text:span text:style-name="T1">juiz singular</text:span><text:span text:style-name="T2">, e não do tribunal do júri.</text:span></text:p>
      <text:p text:style-name="P14"/>
      <text:p text:style-name="P6"><text:span text:style-name="T2">Foro por prerrogativa de função que decorra da </text:span><text:span text:style-name="T1">CF</text:span><text:span text:style-name="T2"> </text:span><text:span text:style-name="T1">prevalece</text:span><text:span text:style-name="T2"> sobre o tribunal do júri.</text:span></text:p>
      <text:p text:style-name="P6"><text:span text:style-name="T2">Tribunal do júri </text:span><text:span text:style-name="T1">prevalece</text:span><text:span text:style-name="T2"> sobre foro por prerrogativa de função previsto </text:span><text:span text:style-name="T1">exclusivamente</text:span><text:span text:style-name="T2"> </text:span><text:span text:style-name="T1">em constituição estadual</text:span><text:span text:style-name="T2">.</text:span></text:p>
      <text:p text:style-name="P15"/>
      <text:p text:style-name="P7"><text:span text:style-name="T2">É possível recorrer das decisões do tribunal do júri caso elas sejam </text:span><text:span text:style-name="T1">manifestamente contrárias à prova dos autos</text:span><text:span text:style-name="T2">.</text:span></text:p>
      <text:p text:style-name="P16"/>
      <text:p text:style-name="P39"><text:span text:style-name="T2">Lei </text:span><text:span text:style-name="T1">ordinária</text:span><text:span text:style-name="T2"> pode ampliar a competência do tribunal do júri.</text:span></text:p>
      <text:p text:style-name="P39"><text:span text:style-name="T2"/></text:p>
      <text:p text:style-name="P40"><text:span text:style-name="T2">Brasileiro nato que perca sua nacionalidade pela </text:span><text:span text:style-name="T7">aquisição voluntária</text:span><text:span text:style-name="T2"> de outra nacionalidade estará sujeito à extradição.</text:span></text:p>
      <text:p text:style-name="P41"/>
      <text:p text:style-name="P25"><text:span text:style-name="T13">Mesmo que o Poder Executivo conceda </text:span><text:span text:style-name="T12">asilo político</text:span><text:span text:style-name="T13">, o </text:span><text:span text:style-name="T12">STF não</text:span><text:span text:style-name="T13"> está vinculado a esse juízo, logo o STF </text:span><text:span text:style-name="T12">pode</text:span><text:span text:style-name="T13"> autorizar a extradição.</text:span></text:p>
      <text:p text:style-name="P42"/>
      <text:p text:style-name="P26"><text:span text:style-name="T13">3 etapas da </text:span><text:span text:style-name="T12">extradição</text:span><text:span text:style-name="T13">:</text:span></text:p>
      <text:list xml:id="list3927430070" text:style-name="L2">
        <text:list-item>
          <text:p text:style-name="P43"><text:span text:style-name="T14">1ª </text:span><text:span text:style-name="T13">etapa administrativa</text:span><text:span text:style-name="T2">:</text:span></text:p>
          <text:list>
            <text:list-item>
              <text:p text:style-name="P28">Estado requerente solicita extradição ao PR;</text:p>
            </text:list-item>
            <text:list-item>
              <text:p text:style-name="P43"><text:span text:style-name="T2">pleito deve fundamentar-se em </text:span><text:span text:style-name="T7">tratado bilateral</text:span><text:span text:style-name="T2"> ou, não existindo, </text:span><text:span text:style-name="T7">promessa de reciprocidade</text:span><text:span text:style-name="T2"> → sem esses requisitos, </text:span><text:span text:style-name="T7">não</text:span><text:span text:style-name="T2"> será concedida extradição;</text:span></text:p>
            </text:list-item>
            <text:list-item>
              <text:p text:style-name="P38"><text:span text:style-name="T13">se PR recusar → </text:span><text:span text:style-name="T15">recusa primária</text:span><text:span text:style-name="T13">;</text:span></text:p>
            </text:list-item>
            <text:list-item>
              <text:p text:style-name="P38"><text:span text:style-name="T13">se PR aceitar → </text:span><text:span text:style-name="T15">encaminhamento ao STF</text:span><text:span text:style-name="T13"> (p/ análise da legalidade e procedência);</text:span></text:p>
            </text:list-item>
          </text:list>
        </text:list-item>
        <text:list-item>
          <text:p text:style-name="P44"><text:span text:style-name="T13">etapa jurídica</text:span><text:span text:style-name="T2">:</text:span></text:p>
          <text:list>
            <text:list-item>
              <text:p text:style-name="P44"><text:soft-page-break/><text:span text:style-name="T2">mesmo que extraditando aceite retornar ao seu país, isso </text:span><text:span text:style-name="T7">não</text:span><text:span text:style-name="T2"> impede que o STF analise o caso;</text:span></text:p>
            </text:list-item>
            <text:list-item>
              <text:p text:style-name="P44"><text:span text:style-name="T2">deve existir um </text:span><text:span text:style-name="T7">processo penal</text:span><text:span text:style-name="T2"> (extradição é possível tanto após a condenação quanto durante o processo);</text:span></text:p>
            </text:list-item>
            <text:list-item>
              <text:p text:style-name="P45"><text:span text:style-name="T2">deve existir </text:span><text:span text:style-name="T7">dupla tipicidade</text:span><text:span text:style-name="T2"> (crime tanto no Brasil quanto no Estado requerente);</text:span></text:p>
            </text:list-item>
            <text:list-item>
              <text:p text:style-name="P29">STF verifica se direitos humanos serão respeitados:</text:p>
              <text:list>
                <text:list-item>
                  <text:p text:style-name="P29">pena de morte não se admite, exceto no caso de guerra;</text:p>
                </text:list-item>
                <text:list-item>
                  <text:p text:style-name="P29">deve seguir o princípio do juíz natural;</text:p>
                </text:list-item>
                <text:list-item>
                  <text:p text:style-name="P29">pena de caráter perpétuo deve ser comutada em prisão de até 30 anos;</text:p>
                </text:list-item>
              </text:list>
            </text:list-item>
          </text:list>
        </text:list-item>
        <text:list-item>
          <text:p text:style-name="P46"><text:span text:style-name="T13">2ª etapa administrativa</text:span><text:span text:style-name="T2">:</text:span></text:p>
          <text:list>
            <text:list-item>
              <text:p text:style-name="P30">se STF negar extradição → decisão vincula o PR;</text:p>
            </text:list-item>
            <text:list-item>
              <text:p text:style-name="P30">se STF autorizar extradição → PR pode decidir por extraditar ou não.</text:p>
            </text:list-item>
          </text:list>
        </text:list-item>
      </text:list>
      <text:p text:style-name="P31"/>
      <text:p text:style-name="P18"><text:span text:style-name="T2">O princípio da </text:span><text:span text:style-name="T7">proporcionalidade</text:span><text:span text:style-name="T2"> tem sua sede </text:span><text:span text:style-name="T7">material</text:span><text:span text:style-name="T2"> no </text:span><text:span text:style-name="T7">princípio do devido processo legal</text:span><text:span text:style-name="T2">.</text:span></text:p>
      <text:p text:style-name="P32"/>
      <text:p text:style-name="P19"><text:span text:style-name="T2">O contraditório e a ampla defesa </text:span><text:span text:style-name="T7">não</text:span><text:span text:style-name="T2"> se aplicam na fase do </text:span><text:span text:style-name="T7">inquérito policial ou civil</text:span><text:span text:style-name="T2">, </text:span><text:span text:style-name="T4">nem na </text:span><text:span text:style-name="T8">sindicância</text:span><text:span text:style-name="T4">, </text:span><text:span text:style-name="T5">exceto, neste caso, se dela resultar aplicação de pena (advertência).</text:span></text:p>
      <text:p text:style-name="P33"/>
      <text:p text:style-name="P20"><text:span text:style-name="T5">S</text:span><text:span text:style-name="T2">TF, SV 28: é </text:span><text:span text:style-name="T7">inconstitucional</text:span><text:span text:style-name="T2"> a exigência de depósito prévio como requisito de admissibilidade de ação judicial na qual se pretenda discutir a exigibilidade do crédito tributário.</text:span></text:p>
      <text:p text:style-name="P34"/>
      <text:p text:style-name="P21"><text:span text:style-name="T2">STF: são </text:span><text:span text:style-name="T7">ilícitas</text:span><text:span text:style-name="T2"> as provas obtidas mediante gravação de conversa informal do indiciado com policiais, por constituir-se tal prática em </text:span><text:span text:style-name="T7">interrogatório sub-reptício</text:span><text:span text:style-name="T2">, realizado sem as formalidades legais do interrogatório no inquérito policial e sem que o indiciado seja advertido do seu direito ao silêncio.</text:span></text:p>
      <text:p text:style-name="P35"/>
      <text:p text:style-name="P22"><text:span text:style-name="T2">STF: é </text:span><text:span text:style-name="T7">lícita</text:span><text:span text:style-name="T2"> a prova obtida por gravação de conversa telefônica feita por um dos interlocutores, sem conhecimento do outro, quando </text:span><text:span text:style-name="T7">ausente cláusula legal de sigilo ou de reserva da conversação</text:span><text:span text:style-name="T2">.</text:span></text:p>
      <text:p text:style-name="P36"/>
      <text:p text:style-name="P23"><text:span text:style-name="T2">STF: é </text:span><text:span text:style-name="T7">lícita</text:span><text:span text:style-name="T2"> a prova consistente em gravação ambiental realizada por um dos interlocutores sem o conhecimento do outro.</text:span></text:p>
      <text:p text:style-name="P37"/>
      <text:p text:style-name="P24"><text:span text:style-name="T2">É </text:span><text:span text:style-name="T7">cabível</text:span><text:span text:style-name="T2"> </text:span><text:span text:style-name="T10">HC mesmo quando a ofensa ao direito de locomoção é </text:span><text:span text:style-name="T11">indireta</text:span><text:span text:style-name="T10"> (ex.: quebra de sigilo bancário que pode levar à prisão em processo criminal).</text:span></text:p>
      <text:p text:style-name="P48"/>
      <text:p text:style-name="P47"><text:span text:style-name="T10">HC pode ser concedido </text:span><text:span text:style-name="T11">de ofício pelo Juiz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cb53" officeooo:paragraph-rsid="0000cb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Direitos e garantias fundamenta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6T17:57:40.462000000</dc:date>
    <meta:editing-duration>PT35S</meta:editing-duration>
    <meta:editing-cycles>2</meta:editing-cycles>
    <meta:document-statistic meta:table-count="0" meta:image-count="0" meta:object-count="0" meta:page-count="2" meta:paragraph-count="42" meta:word-count="639" meta:character-count="3921" meta:non-whitespace-character-count="3343"/>
  </office:meta>
</office:document-meta>
</file>